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9500" officeooo:paragraph-rsid="00039500"/>
    </style:style>
    <style:style style:name="P2" style:family="paragraph" style:parent-style-name="Standard">
      <style:paragraph-properties fo:text-align="center" style:justify-single-word="false"/>
      <style:text-properties officeooo:rsid="00039500" officeooo:paragraph-rsid="00039500"/>
    </style:style>
    <style:style style:name="P3" style:family="paragraph" style:parent-style-name="Standard">
      <style:paragraph-properties fo:text-align="justify" style:justify-single-word="false"/>
      <style:text-properties officeooo:rsid="00051186" officeooo:paragraph-rsid="000511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пражнение 18</text:p>
      <text:p text:style-name="P1">1. Изучая работу Ньютона "Начала", юный физик обнаружил ошибку в расчетах.</text:p>
      <text:p text:style-name="P1">2. Сконструировав автомобильный радар, инженеры приступили к комплексным испытаниям.</text:p>
      <text:p text:style-name="P1">3. За рулем автомобиля нужно быть очень внимательным.</text:p>
      <text:p text:style-name="P1">4. Новый электронный прибор рассчитает, как далеко можно проехать на топливе, оставшемся в баке.</text:p>
      <text:p text:style-name="P1">5. Испытания двигателя показали, что он не нуждается в дальнейшем совершенствовании.</text:p>
      <text:p text:style-name="P1">6. Ученые экспериментируют с системой, позволяющей водителям лучше видеть после</text:p>
      <text:p text:style-name="P1">темноты. </text:p>
      <text:p text:style-name="P1">7. Тестируемая система повысит безопасность и топливную экономичность автомобиля.</text:p>
      <text:p text:style-name="P1">8. После тестирования компьютерная система была установлена на заводе.</text:p>
      <text:p text:style-name="P1">9. Вскоре будет доступна разработанная система ночного видения.</text:p>
      <text:p text:style-name="P1">10. Синтетический магнит обладает массой ценных качеств, которые при желании можно изменить.</text:p>
      <text:p text:style-name="P1">11. Недавно появились автомобили на батарейках.</text:p>
      <text:p text:style-name="P1">12. Используемый радар был совершенно нового дизайна.</text:p>
      <text:p text:style-name="P1">13. После нагревания вещество изменило свои связи.</text:p>
      <text:p text:style-name="P1">14. Будучи снабженным аккумуляторами электромобиль может развивать скорость 50 миль в час. </text:p>
      <text:p text:style-name="P1">15. При массовом производстве электромобили помогут решить экологические проблемы больших городов.</text:p>
      <text:p text:style-name="P1">16. Необнаруженный дефект стал причиной аварии.</text:p>
      <text:p text:style-name="P1">17. Впервые разработанный для военных целей, радар может быть использован в современных автомобилях.</text:p>
      <text:p text:style-name="P1"/>
      <text:p text:style-name="P2">Упражнение 19</text:p>
      <text:p text:style-name="P3">1. Появились первые двигатели в 17 веке, и люди начали, использовать их для работы на заводах, орошения, водоснабжения городов и т. д.</text:p>
      <text:p text:style-name="P3">2. Изобретался паровой двигатель, строилась самоходная машина.</text:p>
      <text:p text:style-name="P3">3. Подача пара к машине продолжалась всего 15 минут, автомобиль должен был останавливаться каждые 100 ярдов, чтобы сделать больше пара.</text:p>
      <text:p text:style-name="P3">4. После изобретения немецкого инженера Н. Отто. бензинового двигателя, применение этого двигателя в автомобилях началось в многих странах.</text:p>
      <text:p text:style-name="P3">5. Автомобили в то время были очень маленькими, двигатель размещался под сиденьем.</text:p>
      <text:p text:style-name="P3">6. Автомобилисты должны были заботиться об поставках топлива, потому что не было станций технического обслуживания.</text:p>
      <text:p text:style-name="P3">7. Тормоза стали более эффективными, автомобили достигли большей надежности.</text:p>
      <text:p text:style-name="P3">8. С появлением автомобилей с двигателем внутреннего сгорания, автомобильная промышленность стала стремительно развиваться.</text:p>
      <text:p text:style-name="P3">9. К 1960 году количество автомобилей в мире достигло 60 миллионов, ни одна другая отрасль не развивалась так быстр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2:06:12.392702447</meta:creation-date>
    <meta:generator>LibreOffice/5.1.6.2$Linux_X86_64 LibreOffice_project/10m0$Build-2</meta:generator>
    <dc:date>2018-10-05T02:24:30.292307119</dc:date>
    <meta:editing-duration>PT7M49S</meta:editing-duration>
    <meta:editing-cycles>1</meta:editing-cycles>
    <meta:document-statistic meta:table-count="0" meta:image-count="0" meta:object-count="0" meta:page-count="1" meta:paragraph-count="29" meta:word-count="303" meta:character-count="2280" meta:non-whitespace-character-count="2004"/>
  </office:meta>
</office:document-meta>
</file>